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Système d’Exploitation de Communauté Régénérative</text:span></text:p>
      <text:h text:style-name="Heading_20_1" text:outline-level="1"><text:bookmark-start text:name="modèle-dexpérimentation"/>Modèle d’expérimentation<text:bookmark-end text:name="modèle-dexpérimentation"/></text:h>
      <text:list text:style-name="L1">
        <text:list-item>
          <text:p text:style-name="P1"><text:span text:style-name="T1">Généré:</text:span> 2026-04-29</text:p>
        </text:list-item>
        <text:list-item>
          <text:p text:style-name="P1"><text:span text:style-name="T1">Source (version la plus récente):</text:span> <text:a xlink:type="simple" xlink:href="https://blueprint.ecohubs.community/fr/articles/rcos-templates/layer-6/experiment-template" office:name=""><text:span text:style-name="Definition">https://blueprint.ecohubs.community/fr/articles/rcos-templates/layer-6/experiment-template</text:span></text:a></text:p>
        </text:list-item>
        <text:list-item>
          <text:p text:style-name="P1"><text:span text:style-name="T1">Tous les modèles RCOS:</text:span> <text:a xlink:type="simple" xlink:href="https://blueprint.ecohubs.community/fr/articles/rcos-templates" office:name=""><text:span text:style-name="Definition">https://blueprint.ecohubs.community/fr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Couche :</text:span> 6 — Évolution et adaptation</text:p>
        </text:list-item>
        <text:list-item>
          <text:p text:style-name="P2"><text:span text:style-name="T1">Statut :</text:span> Modèle — à utiliser pour proposer une expérimentation limitée dans le temps</text:p>
        </text:list-item>
        <text:list-item>
          <text:p text:style-name="P2"><text:span text:style-name="T1">Référence RCOS :</text:span> <text:a xlink:type="simple" xlink:href="https://blueprint.ecohubs.community/fr/articles/rcos-core/v0-1/layer-6-evolution-adaptation#83-experiments" office:name=""><text:span text:style-name="Definition">§8.3</text:span></text:a>, <text:a xlink:type="simple" xlink:href="https://blueprint.ecohubs.community/fr/articles/rcos-core/v0-1/layer-6-evolution-adaptation#87-layer-invariants" office:name=""><text:span text:style-name="Definition">§8.7</text:span></text:a></text:p>
        </text:list-item>
      </text:list>
      <text:p text:style-name="P3">Les expérimentations permettent à la communauté d’essayer un changement sans l’adopter définitivement. Pour rester sûre, chaque expérimentation DOIT être limitée dans le temps, étiquetée et à expiration automatique — et DOIT consigner ses résultats dans le Journal d’apprentissage.</text:p>
      <text:p text:style-name="Horizontal_20_Line"/>
      <text:h text:style-name="Heading_20_2" text:outline-level="2"><text:bookmark-start text:name="champs-obligatoires"/>Champs obligatoires<text:bookmark-end text:name="champs-obligatoires"/></text:h>
      <text:p text:style-name="First_20_paragraph"><text:span text:style-name="T2">Clauses RCOS : </text:span><text:a xlink:type="simple" xlink:href="https://blueprint.ecohubs.community/fr/articles/rcos-core/v0-1/layer-6-evolution-adaptation#83-experiments" office:name=""><text:span text:style-name="Definition"><text:span text:style-name="T2">8.3.1</text:span></text:span></text:a><text:span text:style-name="T2">, </text:span><text:a xlink:type="simple" xlink:href="https://blueprint.ecohubs.community/fr/articles/rcos-core/v0-1/layer-6-evolution-adaptation#83-experiments" office:name=""><text:span text:style-name="Definition"><text:span text:style-name="T2">8.3.2</text:span></text:span></text:a><text:span text:style-name="T2">, </text:span><text:a xlink:type="simple" xlink:href="https://blueprint.ecohubs.community/fr/articles/rcos-core/v0-1/layer-6-evolution-adaptation#83-experiments" office:name=""><text:span text:style-name="Definition"><text:span text:style-name="T2">8.3.3</text:span></text:span></text:a><text:span text:style-name="T2">, </text:span><text:a xlink:type="simple" xlink:href="https://blueprint.ecohubs.community/fr/articles/rcos-core/v0-1/layer-6-evolution-adaptation#83-experiments" office:name=""><text:span text:style-name="Definition"><text:span text:style-name="T2">8.3.4</text:span></text:span></text:a><text:span text:style-name="T2">, </text:span><text:a xlink:type="simple" xlink:href="https://blueprint.ecohubs.community/fr/articles/rcos-core/v0-1/layer-6-evolution-adaptation#83-experiments" office:name=""><text:span text:style-name="Definition"><text:span text:style-name="T2">8.3.5</text:span></text:span></text:a><text:span text:style-name="T2">, </text:span><text:a xlink:type="simple" xlink:href="https://blueprint.ecohubs.community/fr/articles/rcos-core/v0-1/layer-6-evolution-adaptation#87-layer-invariants" office:name=""><text:span text:style-name="Definition"><text:span text:style-name="T2">8.7.3</text:span></text:span></text:a></text:p>
      <text:p text:style-name="P4">**Justification — Pourquoi exiger ces champs **</text:p>
      <text:p text:style-name="P4">Sans périmètre, durée, critères de succès et procédure de retour arrière, une « expérimentation » n’est qu’un changement permanent avec un habillage plus sympathique. Obliger chaque proposition à préciser ce qu’elle modifie, quand elle se termine, comment elle sera évaluée et comment elle sera annulée garantit que l’expérimentation reste réversible — et empêche l’étiquette « expérimentation » d’être utilisée pour contourner la délibération.</text:p>
      <text:p text:style-name="P5"><text:span text:style-name="T1">Instructions — Comment remplir ce formulaire</text:span></text:p>
      <text:p text:style-name="P5">Remplis chaque champ. La durée maximale est définie par ton Protocole de changement. L’autorité de décision doit provenir de la Matrice de décision.</text:p>
      <text:list text:style-name="L3">
        <text:list-item>
          <text:p text:style-name="P6"><text:span text:style-name="T1">Titre :</text:span> <text:span text:style-name="T2">&lt;nom court de l’expérimentation.&gt;</text:span></text:p>
        </text:list-item>
        <text:list-item>
          <text:p text:style-name="P6"><text:span text:style-name="T1">Proposeur :</text:span> </text:p>
        </text:list-item>
        <text:list-item>
          <text:p text:style-name="P6"><text:span text:style-name="T1">Type de décision :</text:span> Stratégique</text:p>
        </text:list-item>
        <text:list-item>
          <text:p text:style-name="P6"><text:span text:style-name="T1">Périmètre :</text:span> <text:span text:style-name="T2">&lt;ce qui est exactement testé ; quels artefacts et comportements sont concernés.&gt;</text:span></text:p>
        </text:list-item>
        <text:list-item>
          <text:p text:style-name="P6"><text:span text:style-name="T1">Durée :</text:span> <text:span text:style-name="T2">&lt;date de début — date de fin ; durée maximale telle que définie par le Protocole de changement.&gt;</text:span></text:p>
        </text:list-item>
        <text:list-item>
          <text:p text:style-name="P6"><text:span text:style-name="T1">Points de contrôle :</text:span> <text:span text:style-name="T2">&lt;au minimum un bilan à mi-parcours ; précise les dates et ce qui est évalué.&gt;</text:span></text:p>
        </text:list-item>
        <text:list-item>
          <text:p text:style-name="P6"><text:span text:style-name="T1">Critères de succès :</text:span> </text:p>
        </text:list-item>
        <text:list-item>
          <text:p text:style-name="P6"><text:span text:style-name="T1">Critères d’échec :</text:span> <text:span text:style-name="T2">&lt;conditions observables qui mettraient fin à l’expérimentation de manière anticipée.&gt;</text:span></text:p>
        </text:list-item>
        <text:list-item>
          <text:p text:style-name="P6"><text:span text:style-name="T1">Conditions et processus de retour arrière :</text:span> <text:span text:style-name="T2">&lt;ce qui déclenche le retour arrière et comment il est exécuté.&gt;</text:span></text:p>
        </text:list-item>
        <text:list-item>
          <text:p text:style-name="P6"><text:span text:style-name="T1">Chemin de décision autorisé :</text:span> <text:span text:style-name="T2">&lt;qui peut démarrer, prolonger, modifier ou terminer l’expérimentation, selon la Matrice de décision.&gt;</text:span></text:p>
        </text:list-item>
        <text:list-item>
          <text:p text:style-name="P6"><text:span text:style-name="T1">Étiquetage :</text:span> <text:span text:style-name="T2">&lt;tous les artefacts concernés par l’expérimentation DOIVENT être explicitement étiquetés comme expérimentaux pendant toute la durée.&gt;</text:span></text:p>
        </text:list-item>
        <text:list-item>
          <text:p text:style-name="P6"><text:span text:style-name="T1">Suspension de sécurité :</text:span> <text:span text:style-name="T2">&lt;reconnaître qu’une suspension d’urgence PEUT être invoquée en vertu du Protocole de changement si un risque crédible pour la sécurité apparaît.&gt;</text:span></text:p>
        </text:list-item>
      </text:list>
      <text:h text:style-name="Heading_20_2" text:outline-level="2"><text:bookmark-start text:name="expiration-et-renouvellement"/>Expiration et renouvellement<text:bookmark-end text:name="expiration-et-renouvellement"/></text:h>
      <text:p text:style-name="P7">**Justification — Pourquoi les expérimentations doivent-elles expirer **</text:p>
      <text:p text:style-name="P7">La communauté a besoin de pouvoir revenir en arrière. L’expiration automatique impose une décision délibérée pour rendre le changement permanent — plutôt qu’une dérive lente où plus personne ne se souvient que c’était conditionnel.</text:p>
      <text:p text:style-name="P8"><text:span text:style-name="T1">Instructions — Comment remplir ce formulaire</text:span></text:p>
      <text:p text:style-name="P8">Indique la règle d’expiration automatique, le mécanisme de renouvellement et l’obligation de consigner les résultats dans le Journal d’apprentissage.</text:p>
      <text:list text:style-name="L4">
        <text:list-item>
          <text:p text:style-name="P9"><text:span text:style-name="T2">&lt;Les expérimentations expirent automatiquement à la fin de leur durée définie, sauf renouvellement explicite via une nouvelle proposition. Le renouvellement nécessite un nouveau vote Stratégique.&gt;</text:span></text:p>
        </text:list-item>
        <text:list-item>
          <text:p text:style-name="P9"><text:span text:style-name="T2">&lt;Les résultats et enseignements sont consignés dans le Journal d’apprentissage.&gt;</text:span></text:p>
        </text:list-item>
      </text:list>
      <text:p text:style-name="Horizontal_20_Line"/>
      <text:h text:style-name="Heading_20_2" text:outline-level="2"><text:bookmark-start text:name="compte-rendu-de-résultat-rempli-à-la-fin-de-lexpérimentation"/>Compte rendu de résultat (rempli à la fin de l’expérimentation)<text:bookmark-end text:name="compte-rendu-de-résultat-rempli-à-la-fin-de-lexpérimentation"/></text:h>
      <text:list text:style-name="L5">
        <text:list-item>
          <text:p text:style-name="P10"><text:span text:style-name="T1">Date de fin :</text:span></text:p>
        </text:list-item>
        <text:list-item>
          <text:p text:style-name="P10"><text:span text:style-name="T1">Résultat :</text:span> <text:span text:style-name="T2">&lt;Adopté définitivement / Retour arrière effectué / Modifié et relancé / Terminé de manière anticipée&gt;</text:span></text:p>
        </text:list-item>
        <text:list-item>
          <text:p text:style-name="P10"><text:span text:style-name="T1">Registre de décision :</text:span> <text:span text:style-name="T2">&lt;lien vers le vote ou la décision&gt;</text:span></text:p>
        </text:list-item>
        <text:list-item>
          <text:p text:style-name="P10"><text:span text:style-name="T1">Entrée du Journal d’apprentissage :</text:span> </text:p>
        </text:list-item>
        <text:list-item>
          <text:p text:style-name="P10"><text:span text:style-name="T1">Résumé :</text:span> <text:span text:style-name="T2">&lt;deux à quatre phrases sur ce qui a été testé, ce qui a été observé et ce qui a été décidé.&gt;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9Z</meta:creation-date>
    <dc:date>2026-04-29T01:58:29Z</dc:date>
    <meta:user-defined meta:name="title-meta" meta:value-type="string">Modèle d'expérimentation</meta:user-defined>
  </office:meta>
</office:document-meta>
</file>